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Droid Sans Fallback2" svg:font-family="'Droid Sans Fallback'" style:font-family-generic="swiss"/>
    <style:font-face style:name="AR PL UMing TW1" svg:font-family="'AR PL UMing TW'" style:font-pitch="variable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501cm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.501cm"/>
        </style:tab-stops>
      </style:paragraph-properties>
      <style:text-properties fo:color="#000000" style:font-name="Times New Roman" fo:font-weight="bold" style:font-name-asian="標楷體" style:font-weight-asian="bold" style:font-name-complex="Times New Roman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</style:style>
    <style:style style:name="P4" style:family="paragraph" style:parent-style-name="Standard">
      <style:paragraph-properties fo:margin-left="0.998cm" fo:margin-right="0cm" fo:text-align="justify" style:justify-single-word="false" fo:text-indent="0cm" style:auto-text-indent="false">
        <style:tab-stops>
          <style:tab-stop style:position="2.499cm"/>
        </style:tab-stops>
      </style:paragraph-properties>
      <style:text-properties style:font-name="Times New Roman" fo:font-size="12pt" style:font-name-asian="標楷體" style:font-size-asian="12pt" style:font-name-complex="Times New Roman" style:font-size-complex="12pt"/>
    </style:style>
    <style:style style:name="P5" style:family="paragraph" style:parent-style-name="Standard">
      <style:paragraph-properties fo:margin-left="0.998cm" fo:margin-right="0cm" fo:text-align="justify" style:justify-single-word="false" fo:text-indent="0cm" style:auto-text-indent="false">
        <style:tab-stops>
          <style:tab-stop style:position="2.499cm"/>
        </style:tab-stops>
      </style:paragraph-properties>
      <style:text-properties style:font-name="Times New Roman" style:font-name-asian="標楷體" style:font-name-complex="Times New Roman" style:font-size-complex="12pt"/>
    </style:style>
    <style:style style:name="P6" style:family="paragraph" style:parent-style-name="Standard">
      <style:paragraph-properties fo:margin-top="0.318cm" fo:margin-bottom="0.318cm" style:contextual-spacing="false" fo:text-align="justify" style:justify-single-word="false">
        <style:tab-stops>
          <style:tab-stop style:position="1.501cm"/>
        </style:tab-stops>
      </style:paragraph-properties>
    </style:style>
    <style:style style:name="P7" style:family="paragraph" style:parent-style-name="Standard">
      <style:paragraph-properties fo:margin-left="0.499cm" fo:margin-right="0cm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8" style:family="paragraph" style:parent-style-name="Standard">
      <style:paragraph-properties fo:margin-left="0.499cm" fo:margin-right="0cm" fo:margin-top="0.318cm" fo:margin-bottom="0.318cm" style:contextual-spacing="false" fo:text-align="justify" style:justify-single-word="false" fo:text-indent="0cm" style:auto-text-indent="false">
        <style:tab-stops>
          <style:tab-stop style:position="1.75cm"/>
        </style:tab-stops>
      </style:paragraph-properties>
    </style:style>
    <style:style style:name="P9" style:family="paragraph" style:parent-style-name="Standard">
      <style:paragraph-properties fo:margin-left="0.499cm" fo:margin-right="0cm" fo:margin-top="0.318cm" fo:margin-bottom="0.318cm" style:contextual-spacing="false" fo:text-align="justify" style:justify-single-word="false" fo:text-indent="0cm" style:auto-text-indent="false">
        <style:tab-stops>
          <style:tab-stop style:position="1.75cm"/>
        </style:tab-stops>
      </style:paragraph-properties>
    </style:style>
    <style:style style:name="P10" style:family="paragraph" style:parent-style-name="Standard">
      <style:paragraph-properties fo:margin-left="1.499cm" fo:margin-right="0cm" fo:text-align="justify" style:justify-single-word="false" fo:text-indent="0cm" style:auto-text-indent="false">
        <style:tab-stops>
          <style:tab-stop style:position="2.251cm"/>
        </style:tab-stops>
      </style:paragraph-properties>
    </style:style>
    <style:style style:name="P11" style:family="paragraph" style:parent-style-name="Standard">
      <style:paragraph-properties fo:margin-left="1.499cm" fo:margin-right="0cm" fo:text-align="justify" style:justify-single-word="false" fo:text-indent="0cm" style:auto-text-indent="false">
        <style:tab-stops>
          <style:tab-stop style:position="2.251cm"/>
        </style:tab-stops>
      </style:paragraph-properties>
      <style:text-properties officeooo:rsid="000d6972" officeooo:paragraph-rsid="000d6972"/>
    </style:style>
    <style:style style:name="P12" style:family="paragraph" style:parent-style-name="Standard">
      <style:paragraph-properties fo:margin-left="1.748cm" fo:margin-right="0cm" fo:text-align="justify" style:justify-single-word="false" fo:text-indent="-0.75cm" style:auto-text-indent="false"/>
    </style:style>
    <style:style style:name="P13" style:family="paragraph" style:parent-style-name="Standard">
      <style:paragraph-properties fo:margin-left="1.748cm" fo:margin-right="0cm" fo:text-align="justify" style:justify-single-word="false" fo:text-indent="-0.75cm" style:auto-text-indent="false"/>
      <style:text-properties officeooo:paragraph-rsid="00109573"/>
    </style:style>
    <style:style style:name="P14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501cm"/>
        </style:tab-stops>
      </style:paragraph-properties>
      <style:text-properties fo:color="#000000" style:font-name="Times New Roman" fo:font-size="14pt" fo:font-weight="bold" style:font-name-asian="標楷體" style:font-size-asian="14pt" style:font-weight-asian="bold" style:font-name-complex="Times New Roman"/>
    </style:style>
    <style:style style:name="T1" style:family="text">
      <style:text-properties fo:color="#000000" style:font-name="Times New Roman" fo:font-weight="bold" style:font-name-asian="標楷體" style:font-weight-asian="bold" style:font-name-complex="Times New Roman"/>
    </style:style>
    <style:style style:name="T2" style:family="text">
      <style:text-properties fo:color="#000000" style:font-name="Times New Roman" fo:font-weight="bold" style:font-name-asian="標楷體" style:font-weight-asian="bold" style:font-name-complex="Times New Roman" style:font-size-complex="12pt"/>
    </style:style>
    <style:style style:name="T3" style:family="text">
      <style:text-properties fo:color="#000000" style:font-name="Times New Roman" fo:font-weight="bold" style:font-name-asian="標楷體" style:language-asian="zh" style:country-asian="HK" style:font-weight-asian="bold" style:font-name-complex="Times New Roman"/>
    </style:style>
    <style:style style:name="T4" style:family="text">
      <style:text-properties fo:color="#000000" style:font-name="Times New Roman" fo:font-style="italic" style:font-name-asian="標楷體" style:font-style-asian="italic" style:font-name-complex="Times New Roman"/>
    </style:style>
    <style:style style:name="T5" style:family="text">
      <style:text-properties fo:color="#000000" style:font-name="Times New Roman" fo:font-style="italic" officeooo:rsid="000c7f3f" style:font-name-asian="標楷體" style:font-style-asian="italic" style:font-name-complex="Times New Roman"/>
    </style:style>
    <style:style style:name="T6" style:family="text">
      <style:text-properties fo:color="#000000" style:font-name="Times New Roman" style:font-name-asian="標楷體" style:font-name-complex="Times New Roman"/>
    </style:style>
    <style:style style:name="T7" style:family="text">
      <style:text-properties fo:color="#000000" style:font-name="Times New Roman" style:font-name-asian="標楷體" style:font-name-complex="Times New Roman" style:font-size-complex="12pt"/>
    </style:style>
    <style:style style:name="T8" style:family="text">
      <style:text-properties fo:color="#000000" style:font-name="Times New Roman" officeooo:rsid="000eb8b6" style:font-name-asian="標楷體" style:font-name-complex="Times New Roman" style:font-size-complex="12pt"/>
    </style:style>
    <style:style style:name="T9" style:family="text">
      <style:text-properties fo:color="#000000" style:font-name="Times New Roman" officeooo:rsid="000f45ce" style:font-name-asian="標楷體" style:font-name-complex="Times New Roman" style:font-size-complex="12pt"/>
    </style:style>
    <style:style style:name="T10" style:family="text">
      <style:text-properties fo:color="#000000" style:font-name="Times New Roman" officeooo:rsid="00109573" style:font-name-asian="標楷體" style:font-name-complex="Times New Roman" style:font-size-complex="12pt"/>
    </style:style>
    <style:style style:name="T11" style:family="text">
      <style:text-properties fo:color="#000000" style:font-name="Times New Roman" officeooo:rsid="00114bc9" style:font-name-asian="標楷體" style:font-name-complex="Times New Roman" style:font-size-complex="12pt"/>
    </style:style>
    <style:style style:name="T12" style:family="text">
      <style:text-properties fo:color="#000000" style:font-name="Times New Roman" officeooo:rsid="000c5b79" style:font-name-asian="標楷體" style:font-name-complex="Times New Roman"/>
    </style:style>
    <style:style style:name="T13" style:family="text">
      <style:text-properties fo:color="#000000" style:font-name="Times New Roman" style:font-name-asian="Times New Roman" style:font-name-complex="Times New Roman"/>
    </style:style>
    <style:style style:name="T14" style:family="text">
      <style:text-properties style:font-name="Times New Roman" style:font-name-complex="Times New Roman"/>
    </style:style>
    <style:style style:name="T15" style:family="text">
      <style:text-properties style:font-name="Times New Roman" fo:font-size="12pt" style:font-name-asian="標楷體" style:font-size-asian="12pt" style:font-name-complex="Times New Roman" style:font-size-complex="12pt"/>
    </style:style>
    <style:style style:name="T16" style:family="text">
      <style:text-properties style:font-name="Times New Roman" style:font-name-asian="標楷體" style:font-name-complex="Times New Roman"/>
    </style:style>
    <style:style style:name="T17" style:family="text">
      <style:text-properties style:font-name="Times New Roman" style:font-name-asian="標楷體" style:font-name-complex="Times New Roman" style:font-size-complex="12pt"/>
    </style:style>
    <style:style style:name="T18" style:family="text">
      <style:text-properties style:font-name="Times New Roman" officeooo:rsid="0013021a" style:font-name-asian="標楷體" style:font-name-complex="Times New Roman"/>
    </style:style>
    <style:style style:name="T19" style:family="text">
      <style:text-properties style:font-name="Times New Roman" fo:font-weight="bold" style:font-name-asian="標楷體" style:font-weight-asian="bold" style:font-name-complex="Times New Roman" style:font-size-complex="12pt"/>
    </style:style>
    <style:style style:name="T20" style:family="text">
      <style:text-properties style:font-name="Times New Roman" fo:font-weight="bold" officeooo:rsid="0013021a" style:font-name-asian="標楷體" style:font-weight-asian="bold" style:font-name-complex="Times New Roman" style:font-size-complex="12pt"/>
    </style:style>
    <style:style style:name="T21" style:family="text">
      <style:text-properties style:font-name="Times New Roman" fo:font-weight="bold" officeooo:rsid="001356d9" style:font-name-asian="標楷體" style:font-weight-asian="bold" style:font-name-complex="Times New Roman" style:font-size-complex="12pt"/>
    </style:style>
    <style:style style:name="T22" style:family="text">
      <style:text-properties style:font-name="Times New Roman" fo:font-style="italic" officeooo:rsid="00114bc9" style:font-name-asian="標楷體" style:font-style-asian="italic" style:font-name-complex="Times New Roman"/>
    </style:style>
    <style:style style:name="T23" style:family="text">
      <style:text-properties style:font-name="Times New Roman" style:font-name-asian="Times New Roman" style:font-name-complex="Times New Roman"/>
    </style:style>
    <style:style style:name="T24" style:family="text">
      <style:text-properties style:font-name="Times New Roman" officeooo:rsid="0013021a" style:font-name-asian="Times New Roman" style:font-name-complex="Times New Roman"/>
    </style:style>
    <style:style style:name="T25" style:family="text">
      <style:text-properties style:font-name-asian="Liberation Serif1" style:font-name-complex="Liberation Serif1"/>
    </style:style>
    <style:style style:name="T26" style:family="text">
      <style:text-properties officeooo:rsid="001302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作業五挑戰題報告</text:p>
      <text:p text:style-name="P1"><text:span text:style-name="T1">103062224 </text:span><text:span text:style-name="T3">劉哲宇</text:span></text:p>
      <text:p text:style-name="P2"/>
      <text:p text:style-name="P3"><text:span text:style-name="T1">A. </text:span><text:span text:style-name="T2">作法來源</text:span></text:p>
      <text:p text:style-name="P4">一年級程式設計課教過。</text:p>
      <text:p text:style-name="P5"/>
      <text:p text:style-name="P3"><text:span text:style-name="T19">B. 說明是否有參考它人程式碼?</text:span></text:p>
      <text:p text:style-name="P5">無。</text:p>
      <text:p text:style-name="P5"/>
      <text:p text:style-name="P6"><text:span text:style-name="T19">C. 時間分析</text:span></text:p>
      <text:p text:style-name="P7"><text:span text:style-name="T1">0. </text:span><text:span text:style-name="T2">符號定義</text:span></text:p>
      <text:p text:style-name="P10"><text:span text:style-name="T5">N</text:span><text:span text:style-name="T6">: 題目輸入值，範圍</text:span><text:span text:style-name="T13"> </text:span><text:span text:style-name="T6">1 ~ </text:span><text:span text:style-name="T12">3501</text:span><text:span text:style-name="T6"> 之間的整數</text:span></text:p>
      <text:p text:style-name="P11"><text:span text:style-name="T6">MAX: 自行定義的質數篩選範圍，為35000</text:span></text:p>
      <text:p text:style-name="P8"><text:span text:style-name="T19">1(a) 計算量: <text:s/></text:span><text:span text:style-name="T20">O(MAX*ln(ln(MAX)) + MAX + N*</text:span><text:span text:style-name="T21">N</text:span><text:span text:style-name="T20">)</text:span></text:p>
      <text:p text:style-name="P8"><text:span text:style-name="T19">1(b) 簡單說明</text:span></text:p>
      <text:p text:style-name="P12"><text:span text:style-name="T16">*<text:tab/></text:span><text:span text:style-name="T7">首先要使用篩選法，先建立一個從2到</text:span><text:span text:style-name="T9">MAX</text:span><text:span text:style-name="T7">的質數表：O(</text:span><text:span text:style-name="T8">MAX</text:span><text:span text:style-name="T7">*ln(ln(</text:span><text:span text:style-name="T8">MAX</text:span><text:span text:style-name="T7">)))</text:span></text:p>
      <text:p text:style-name="P12"><text:span text:style-name="T7">*<text:tab/>把2到</text:span><text:span text:style-name="T8">MAX</text:span><text:span text:style-name="T7">內的質數挑出來，依序放到一個陣列，按照程式執行結果，在此範圍內最高約有</text:span><text:span text:style-name="T10">3700</text:span><text:span text:style-name="T7">個質數</text:span><text:span text:style-name="T10">，充分大於題目最多會用到的質數量(3500)</text:span><text:span text:style-name="T7">：O(</text:span><text:span text:style-name="T8">MAX</text:span><text:span text:style-name="T7">)</text:span></text:p>
      <text:p text:style-name="P12"><text:span text:style-name="T7">*<text:tab/>用</text:span><text:span text:style-name="T10">next[] </text:span><text:span text:style-name="T7">陣列去模擬題目的環狀排列，若每個人都有自己的</text:span><text:span text:style-name="T10">ID (1~N)，則next[ID]代表該人的下一個人的ID。</text:span></text:p>
      <text:p text:style-name="P13"><text:span text:style-name="T7">*<text:tab/>每次要除去一人時，先把按照質數的陣列取出相對應的質數，由於若該質數 </text:span><text:span text:style-name="T10">&gt;&gt; 存活人數，沒必要多數好幾圈，因此把該質數取剩餘人數的餘數，在進行數人的動作。此動作需要做N-1次，才會剩下一個人：</text:span><text:span text:style-name="T11">悲觀估計</text:span><text:span text:style-name="T10">O(N*N)</text:span></text:p>
      <text:p text:style-name="P8"><text:span text:style-name="T19">2.<text:tab/>驗證計算量</text:span></text:p>
      <text:p text:style-name="P8"><text:span text:style-name="T16"><text:tab/>以</text:span><text:span text:style-name="T23"> </text:span><text:span text:style-name="T22">N</text:span><text:span text:style-name="T16"> = 3500，</text:span><text:span text:style-name="T18">MAX = 35000</text:span><text:span text:style-name="T24">計算</text:span></text:p>
      <text:p text:style-name="P8"><text:span text:style-name="T16"><text:tab/><text:tab/></text:span><text:span text:style-name="T18">MAX*ln(ln(MAX)) + MAX + N*N</text:span><text:span text:style-name="T16"><text:line-break/><text:tab/>≦<text:tab/></text:span><text:span text:style-name="T18">83000 + 35000 + </text:span><text:bookmark text:name="cwos"/>12250000<text:line-break/><text:tab/>≦<text:tab/><text:span text:style-name="T26">1.3 * 10^7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" svg:font-family="標楷體" style:font-family-generic="script"/>
    <style:font-face style:name="Droid Sans Fallback2" svg:font-family="'Droid Sans Fallback'" style:font-family-generic="swiss"/>
    <style:font-face style:name="AR PL UMing TW1" svg:font-family="'AR PL UMing TW'" style:font-pitch="variable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AR PL UMing TW1" style:font-family-asian="'AR PL UMing TW'" style:font-pitch-asian="variable" style:font-size-asian="12pt" style:language-asian="zh" style:country-asian="TW" style:font-name-complex="Droid Sans Fallback1" style:font-family-complex="'Droid Sans Fallback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Droid Sans Fallback1" style:font-family-complex="'Droid Sans Fallback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Droid Sans Fallback2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2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Fallback2" style:font-family-complex="'Droid Sans Fallback'" style:font-family-generic-complex="swis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3:51:53.396429700</meta:creation-date>
    <meta:editing-duration>P11DT17H48M55S</meta:editing-duration>
    <dc:date>2016-04-13T04:01:43.622225707</dc:date>
    <meta:generator>LibreOffice/4.2.8.2$Linux_X86_64 LibreOffice_project/420m0$Build-2</meta:generator>
    <meta:editing-cycles>8</meta:editing-cycles>
    <meta:document-statistic meta:table-count="0" meta:image-count="0" meta:object-count="0" meta:page-count="1" meta:paragraph-count="19" meta:word-count="357" meta:character-count="568" meta:non-whitespace-character-count="515"/>
  </office:meta>
</office:document-meta>
</file>